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1.64pt"/>
    </style:style>
    <style:style style:name="co2" style:family="table-column">
      <style:table-column-properties fo:break-before="auto" style:column-width="83.06pt"/>
    </style:style>
    <style:style style:name="co3" style:family="table-column">
      <style:table-column-properties fo:break-before="auto" style:column-width="172.4pt"/>
    </style:style>
    <style:style style:name="co4" style:family="table-column">
      <style:table-column-properties fo:break-before="auto" style:column-width="95.61pt"/>
    </style:style>
    <style:style style:name="co5" style:family="table-column">
      <style:table-column-properties fo:break-before="auto" style:column-width="151.99pt"/>
    </style:style>
    <style:style style:name="co6" style:family="table-column">
      <style:table-column-properties fo:break-before="auto" style:column-width="139.44pt"/>
    </style:style>
    <style:style style:name="co7" style:family="table-column">
      <style:table-column-properties fo:break-before="auto" style:column-width="94.79pt"/>
    </style:style>
    <style:style style:name="co8" style:family="table-column">
      <style:table-column-properties fo:break-before="auto" style:column-width="158.29pt"/>
    </style:style>
    <style:style style:name="co9" style:family="table-column">
      <style:table-column-properties fo:break-before="auto" style:column-width="144.14pt"/>
    </style:style>
    <style:style style:name="co10" style:family="table-column">
      <style:table-column-properties fo:break-before="auto" style:column-width="64.01pt"/>
    </style:style>
    <style:style style:name="co11" style:family="table-column">
      <style:table-column-properties fo:break-before="auto" style:column-width="119.11pt"/>
    </style:style>
    <style:style style:name="co12" style:family="table-column">
      <style:table-column-properties fo:break-before="auto" style:column-width="116.76pt"/>
    </style:style>
    <style:style style:name="co13" style:family="table-column">
      <style:table-column-properties fo:break-before="auto" style:column-width="80.7pt"/>
    </style:style>
    <style:style style:name="co14" style:family="table-column">
      <style:table-column-properties fo:break-before="auto" style:column-width="110.4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fo:background-color="#00cc00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 style:data-style-name="N3"/>
    <style:style style:name="ce5" style:family="table-cell" style:parent-style-name="Default" style:data-style-name="N123">
      <style:table-cell-properties fo:background-color="transparent"/>
    </style:style>
    <style:style style:name="ce6" style:family="table-cell" style:parent-style-name="Default" style:data-style-name="N123">
      <style:text-properties fo:font-weight="bold" style:font-weight-asian="bold" style:font-weight-complex="bold"/>
    </style:style>
    <style:style style:name="ce7" style:family="table-cell" style:parent-style-name="Default" style:data-style-name="N123"/>
    <style:style style:name="ce8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/>
      <table:table table:name="HealingItem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7"/>
        <table:table-column table:style-name="co6" table:default-cell-style-name="Default"/>
        <table:table-column table:style-name="co7" table:default-cell-style-name="Default"/>
        <table:table-column table:style-name="co8" table:default-cell-style-name="ce7"/>
        <table:table-column table:style-name="co9" table:default-cell-style-name="Default"/>
        <table:table-column table:style-name="co10" table:number-columns-repeated="1012" table:default-cell-style-name="Default"/>
        <table:table-row table:style-name="ro1">
          <table:table-cell table:style-name="ce1"/>
          <table:table-cell table:style-name="ce3"/>
          <table:table-cell table:style-name="ce1" table:number-columns-repeated="2"/>
          <table:table-cell table:style-name="ce5"/>
          <table:table-cell table:style-name="ce8"/>
          <table:table-cell table:style-name="ce1"/>
          <table:table-cell table:style-name="ce5"/>
          <table:table-cell table:style-name="ce8"/>
          <table:table-cell table:number-columns-repeated="1012"/>
        </table:table-row>
        <table:table-row table:style-name="ro1">
          <table:table-cell table:style-name="ce2" office:value-type="string" calcext:value-type="string">
            <text:p>Healing Item ID</text:p>
          </table:table-cell>
          <table:table-cell table:style-name="ce2" office:value-type="string" calcext:value-type="string">
            <text:p>Purchase Cost</text:p>
          </table:table-cell>
          <table:table-cell table:style-name="ce2" office:value-type="string" calcext:value-type="string">
            <text:p>Purchase Cost (Manual Override)</text:p>
          </table:table-cell>
          <table:table-cell table:style-name="ce2" office:value-type="string" calcext:value-type="string">
            <text:p>Health Restored</text:p>
          </table:table-cell>
          <table:table-cell table:style-name="ce6" office:value-type="string" calcext:value-type="string">
            <text:p>Health Restored (Normalized)</text:p>
          </table:table-cell>
          <table:table-cell table:style-name="ce2" office:value-type="string" calcext:value-type="string">
            <text:p>Health Restored (Adjusted)</text:p>
          </table:table-cell>
          <table:table-cell table:style-name="ce2" office:value-type="string" calcext:value-type="string">
            <text:p>Space Required</text:p>
          </table:table-cell>
          <table:table-cell table:style-name="ce6" office:value-type="string" calcext:value-type="string">
            <text:p>Space Required (Normalized)</text:p>
          </table:table-cell>
          <table:table-cell table:style-name="ce2" office:value-type="string" calcext:value-type="string">
            <text:p>Space Required (Adjusted)</text:p>
          </table:table-cell>
          <table:table-cell table:style-name="ce2" table:number-columns-repeated="1012"/>
        </table:table-row>
        <table:table-row table:style-name="ro1">
          <table:table-cell office:value-type="string" calcext:value-type="string">
            <text:p>Red Potion</text:p>
          </table:table-cell>
          <table:table-cell table:style-name="ce4" table:formula="of:=IF(ISBLANK([.C3]);ItemCostMin + ((ItemCostMax - ItemCostMin) * ((([.F3] * HealthRestoredWeight) + ((1 - [.I3]) * SpaceRequiredWeight)) / (HealthRestoredWeight + SpaceRequiredWeight)));[.C3])"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table:formula="of:=([.D3] - HealthRestoredMin) / (HealthRestoredMax - HealthRestoredMin)" office:value-type="float" office:value="0" calcext:value-type="float">
            <text:p>0.00000</text:p>
          </table:table-cell>
          <table:table-cell table:style-name="ce7" table:formula="of:=[.E3]^3 + -3*[.E3]^2 + 3*[.E3]" office:value-type="float" office:value="0" calcext:value-type="float">
            <text:p>0.00000</text:p>
          </table:table-cell>
          <table:table-cell office:value-type="float" office:value="3" calcext:value-type="float">
            <text:p>3</text:p>
          </table:table-cell>
          <table:table-cell table:formula="of:=([.G3] - SpaceRequiredMin) / (SpaceRequiredMax - SpaceRequiredMin)" office:value-type="float" office:value="0.5" calcext:value-type="float">
            <text:p>0.50000</text:p>
          </table:table-cell>
          <table:table-cell table:style-name="ce7" table:formula="of:=[.H3]" office:value-type="float" office:value="0.5" calcext:value-type="float">
            <text:p>0.50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Orange Potion</text:p>
          </table:table-cell>
          <table:table-cell table:style-name="ce4" table:formula="of:=IF(ISBLANK([.C4]);ItemCostMin + ((ItemCostMax - ItemCostMin) * ((([.F4] * HealthRestoredWeight) + ((1 - [.I4]) * SpaceRequiredWeight)) / (HealthRestoredWeight + SpaceRequiredWeight)));[.C4])" office:value-type="float" office:value="610.649006855748" calcext:value-type="float">
            <text:p>611</text:p>
          </table:table-cell>
          <table:table-cell/>
          <table:table-cell office:value-type="float" office:value="50" calcext:value-type="float">
            <text:p>50</text:p>
          </table:table-cell>
          <table:table-cell table:formula="of:=([.D4] - HealthRestoredMin) / (HealthRestoredMax - HealthRestoredMin)" office:value-type="float" office:value="0.0340909090909091" calcext:value-type="float">
            <text:p>0.03409</text:p>
          </table:table-cell>
          <table:table-cell table:style-name="ce7" table:formula="of:=[.E4]^3 + -3*[.E4]^2 + 3*[.E4]" office:value-type="float" office:value="0.0988257771412472" calcext:value-type="float">
            <text:p>0.09883</text:p>
          </table:table-cell>
          <table:table-cell office:value-type="float" office:value="2" calcext:value-type="float">
            <text:p>2</text:p>
          </table:table-cell>
          <table:table-cell table:formula="of:=([.G4] - SpaceRequiredMin) / (SpaceRequiredMax - SpaceRequiredMin)" office:value-type="float" office:value="0.25" calcext:value-type="float">
            <text:p>0.25000</text:p>
          </table:table-cell>
          <table:table-cell table:style-name="ce7" table:formula="of:=[.H4]" office:value-type="float" office:value="0.25" calcext:value-type="float">
            <text:p>0.25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Green Potion</text:p>
          </table:table-cell>
          <table:table-cell table:style-name="ce4" table:formula="of:=IF(ISBLANK([.C5]);ItemCostMin + ((ItemCostMax - ItemCostMin) * ((([.F5] * HealthRestoredWeight) + ((1 - [.I5]) * SpaceRequiredWeight)) / (HealthRestoredWeight + SpaceRequiredWeight)));[.C5])" office:value-type="float" office:value="632.193839218633" calcext:value-type="float">
            <text:p>632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([.D5] - HealthRestoredMin) / (HealthRestoredMax - HealthRestoredMin)" office:value-type="float" office:value="0.0909090909090909" calcext:value-type="float">
            <text:p>0.09091</text:p>
          </table:table-cell>
          <table:table-cell table:style-name="ce7" table:formula="of:=[.E5]^3 + -3*[.E5]^2 + 3*[.E5]" office:value-type="float" office:value="0.248685199098422" calcext:value-type="float">
            <text:p>0.24869</text:p>
          </table:table-cell>
          <table:table-cell office:value-type="float" office:value="3" calcext:value-type="float">
            <text:p>3</text:p>
          </table:table-cell>
          <table:table-cell table:formula="of:=([.G5] - SpaceRequiredMin) / (SpaceRequiredMax - SpaceRequiredMin)" office:value-type="float" office:value="0.5" calcext:value-type="float">
            <text:p>0.50000</text:p>
          </table:table-cell>
          <table:table-cell table:style-name="ce7" table:formula="of:=[.H5]" office:value-type="float" office:value="0.5" calcext:value-type="float">
            <text:p>0.50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lue Potion</text:p>
          </table:table-cell>
          <table:table-cell table:style-name="ce4" table:formula="of:=IF(ISBLANK([.C6]);ItemCostMin + ((ItemCostMax - ItemCostMin) * ((([.F6] * HealthRestoredWeight) + ((1 - [.I6]) * SpaceRequiredWeight)) / (HealthRestoredWeight + SpaceRequiredWeight)));[.C6])" office:value-type="float" office:value="955.454075882795" calcext:value-type="float">
            <text:p>955</text:p>
          </table:table-cell>
          <table:table-cell/>
          <table:table-cell office:value-type="float" office:value="200" calcext:value-type="float">
            <text:p>200</text:p>
          </table:table-cell>
          <table:table-cell table:formula="of:=([.D6] - HealthRestoredMin) / (HealthRestoredMax - HealthRestoredMin)" office:value-type="float" office:value="0.204545454545455" calcext:value-type="float">
            <text:p>0.20455</text:p>
          </table:table-cell>
          <table:table-cell table:style-name="ce7" table:formula="of:=[.E6]^3 + -3*[.E6]^2 + 3*[.E6]" office:value-type="float" office:value="0.496677779864763" calcext:value-type="float">
            <text:p>0.49668</text:p>
          </table:table-cell>
          <table:table-cell office:value-type="float" office:value="2" calcext:value-type="float">
            <text:p>2</text:p>
          </table:table-cell>
          <table:table-cell table:formula="of:=([.G6] - SpaceRequiredMin) / (SpaceRequiredMax - SpaceRequiredMin)" office:value-type="float" office:value="0.25" calcext:value-type="float">
            <text:p>0.25000</text:p>
          </table:table-cell>
          <table:table-cell table:style-name="ce7" table:formula="of:=[.H6]" office:value-type="float" office:value="0.25" calcext:value-type="float">
            <text:p>0.25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urple Potion</text:p>
          </table:table-cell>
          <table:table-cell table:style-name="ce4" table:formula="of:=IF(ISBLANK([.C7]);ItemCostMin + ((ItemCostMax - ItemCostMin) * ((([.F7] * HealthRestoredWeight) + ((1 - [.I7]) * SpaceRequiredWeight)) / (HealthRestoredWeight + SpaceRequiredWeight)));[.C7])" office:value-type="float" office:value="100" calcext:value-type="float">
            <text:p>100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table:formula="of:=([.D7] - HealthRestoredMin) / (HealthRestoredMax - HealthRestoredMin)" office:value-type="float" office:value="0.545454545454545" calcext:value-type="float">
            <text:p>0.54545</text:p>
          </table:table-cell>
          <table:table-cell table:style-name="ce7" table:formula="of:=[.E7]^3 + -3*[.E7]^2 + 3*[.E7]" office:value-type="float" office:value="0.906085649887303" calcext:value-type="float">
            <text:p>0.90609</text:p>
          </table:table-cell>
          <table:table-cell office:value-type="float" office:value="3" calcext:value-type="float">
            <text:p>3</text:p>
          </table:table-cell>
          <table:table-cell table:formula="of:=([.G7] - SpaceRequiredMin) / (SpaceRequiredMax - SpaceRequiredMin)" office:value-type="float" office:value="0.5" calcext:value-type="float">
            <text:p>0.50000</text:p>
          </table:table-cell>
          <table:table-cell table:style-name="ce7" table:formula="of:=[.H7]" office:value-type="float" office:value="0.5" calcext:value-type="float">
            <text:p>0.50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ig Potion</text:p>
          </table:table-cell>
          <table:table-cell table:style-name="ce4" table:formula="of:=IF(ISBLANK([.C8]);ItemCostMin + ((ItemCostMax - ItemCostMin) * ((([.F8] * HealthRestoredWeight) + ((1 - [.I8]) * SpaceRequiredWeight)) / (HealthRestoredWeight + SpaceRequiredWeight)));[.C8])" office:value-type="float" office:value="630.454075882795" calcext:value-type="float">
            <text:p>630</text:p>
          </table:table-cell>
          <table:table-cell/>
          <table:table-cell office:value-type="float" office:value="200" calcext:value-type="float">
            <text:p>200</text:p>
          </table:table-cell>
          <table:table-cell table:formula="of:=([.D8] - HealthRestoredMin) / (HealthRestoredMax - HealthRestoredMin)" office:value-type="float" office:value="0.204545454545455" calcext:value-type="float">
            <text:p>0.20455</text:p>
          </table:table-cell>
          <table:table-cell table:style-name="ce7" table:formula="of:=[.E8]^3 + -3*[.E8]^2 + 3*[.E8]" office:value-type="float" office:value="0.496677779864763" calcext:value-type="float">
            <text:p>0.49668</text:p>
          </table:table-cell>
          <table:table-cell office:value-type="float" office:value="5" calcext:value-type="float">
            <text:p>5</text:p>
          </table:table-cell>
          <table:table-cell table:formula="of:=([.G8] - SpaceRequiredMin) / (SpaceRequiredMax - SpaceRequiredMin)" office:value-type="float" office:value="1" calcext:value-type="float">
            <text:p>1.00000</text:p>
          </table:table-cell>
          <table:table-cell table:style-name="ce7" table:formula="of:=[.H8]" office:value-type="float" office:value="1" calcext:value-type="float">
            <text:p>1.00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ainbow Potion</text:p>
          </table:table-cell>
          <table:table-cell table:style-name="ce4" table:formula="of:=IF(ISBLANK([.C9]);ItemCostMin + ((ItemCostMax - ItemCostMin) * ((([.F9] * HealthRestoredWeight) + ((1 - [.I9]) * SpaceRequiredWeight)) / (HealthRestoredWeight + SpaceRequiredWeight)));[.C9])" office:value-type="float" office:value="1500" calcext:value-type="float">
            <text:p>1,500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([.D9] - HealthRestoredMin) / (HealthRestoredMax - HealthRestoredMin)" office:value-type="float" office:value="1" calcext:value-type="float">
            <text:p>1.00000</text:p>
          </table:table-cell>
          <table:table-cell table:style-name="ce7" table:formula="of:=[.E9]^3 + -3*[.E9]^2 + 3*[.E9]" office:value-type="float" office:value="1" calcext:value-type="float">
            <text:p>1.00000</text:p>
          </table:table-cell>
          <table:table-cell office:value-type="float" office:value="1" calcext:value-type="float">
            <text:p>1</text:p>
          </table:table-cell>
          <table:table-cell table:formula="of:=([.G9] - SpaceRequiredMin) / (SpaceRequiredMax - SpaceRequiredMin)" office:value-type="float" office:value="0" calcext:value-type="float">
            <text:p>0.00000</text:p>
          </table:table-cell>
          <table:table-cell table:style-name="ce7" table:formula="of:=[.H9]" office:value-type="float" office:value="0" calcext:value-type="float">
            <text:p>0.00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rown Potion</text:p>
          </table:table-cell>
          <table:table-cell table:style-name="ce4" table:formula="of:=IF(ISBLANK([.C10]);ItemCostMin + ((ItemCostMax - ItemCostMin) * ((([.F10] * HealthRestoredWeight) + ((1 - [.I10]) * SpaceRequiredWeight)) / (HealthRestoredWeight + SpaceRequiredWeight)));[.C10])" office:value-type="float" office:value="200" calcext:value-type="float">
            <text:p>200</text:p>
          </table:table-cell>
          <table:table-cell/>
          <table:table-cell office:value-type="float" office:value="20" calcext:value-type="float">
            <text:p>20</text:p>
          </table:table-cell>
          <table:table-cell table:formula="of:=([.D10] - HealthRestoredMin) / (HealthRestoredMax - HealthRestoredMin)" office:value-type="float" office:value="0" calcext:value-type="float">
            <text:p>0.00000</text:p>
          </table:table-cell>
          <table:table-cell table:style-name="ce7" table:formula="of:=[.E10]^3 + -3*[.E10]^2 + 3*[.E10]" office:value-type="float" office:value="0" calcext:value-type="float">
            <text:p>0.00000</text:p>
          </table:table-cell>
          <table:table-cell office:value-type="float" office:value="5" calcext:value-type="float">
            <text:p>5</text:p>
          </table:table-cell>
          <table:table-cell table:formula="of:=([.G10] - SpaceRequiredMin) / (SpaceRequiredMax - SpaceRequiredMin)" office:value-type="float" office:value="1" calcext:value-type="float">
            <text:p>1.00000</text:p>
          </table:table-cell>
          <table:table-cell table:style-name="ce7" table:formula="of:=[.H10]" office:value-type="float" office:value="1" calcext:value-type="float">
            <text:p>1.00000</text:p>
          </table:table-cell>
          <table:table-cell table:number-columns-repeated="1012"/>
        </table:table-row>
        <table:table-row table:style-name="ro1" table:number-rows-repeated="1048565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Variables" table:style-name="ta1">
        <table:table-column table:style-name="co11" table:default-cell-style-name="Default"/>
        <table:table-column table:style-name="co12" table:number-columns-repeated="3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10" table:number-columns-repeated="1017" table:default-cell-style-name="Default"/>
        <table:table-row table:style-name="ro1">
          <table:table-cell table:style-name="ce1" table:number-columns-spanned="2" table:number-rows-spanned="1"/>
          <table:covered-table-cell/>
          <table:table-cell/>
          <table:table-cell table:number-columns-spanned="2" table:number-rows-spanned="1"/>
          <table:covered-table-cell/>
          <table:table-cell/>
          <table:table-cell table:style-name="ce1" table:number-columns-spanned="2" table:number-rows-spanned="1"/>
          <table:covered-table-cell/>
          <table:table-cell table:number-columns-repeated="1016"/>
        </table:table-row>
        <table:table-row table:style-name="ro1">
          <table:table-cell table:style-name="ce2" office:value-type="string" calcext:value-type="string" table:number-columns-spanned="2" table:number-rows-spanned="1">
            <text:p>Values</text:p>
          </table:table-cell>
          <table:covered-table-cell table:style-name="ce2"/>
          <table:table-cell table:style-name="ce2"/>
          <table:table-cell table:style-name="ce2" office:value-type="string" calcext:value-type="string" table:number-columns-spanned="2" table:number-rows-spanned="1">
            <text:p>Reference</text:p>
          </table:table-cell>
          <table:covered-table-cell table:style-name="ce2"/>
          <table:table-cell table:style-name="ce2"/>
          <table:table-cell table:style-name="ce2" office:value-type="string" calcext:value-type="string" table:number-columns-spanned="2" table:number-rows-spanned="1">
            <text:p>Weights</text:p>
          </table:table-cell>
          <table:covered-table-cell table:style-name="ce2"/>
          <table:table-cell table:style-name="ce2" table:number-columns-repeated="1016"/>
        </table:table-row>
        <table:table-row table:style-name="ro1">
          <table:table-cell office:value-type="string" calcext:value-type="string">
            <text:p>ItemCostMin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HealthRestoredMin</text:p>
          </table:table-cell>
          <table:table-cell table:formula="of:=MIN([HealingItems.$D$1:.$D$1048576])" office:value-type="float" office:value="20" calcext:value-type="float">
            <text:p>20</text:p>
          </table:table-cell>
          <table:table-cell/>
          <table:table-cell office:value-type="string" calcext:value-type="string">
            <text:p>HealthRestoredWeight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temCostMax</text:p>
          </table:table-cell>
          <table:table-cell office:value-type="float" office:value="1500" calcext:value-type="float">
            <text:p>1500</text:p>
          </table:table-cell>
          <table:table-cell/>
          <table:table-cell office:value-type="string" calcext:value-type="string">
            <text:p>HealthRestoredMax</text:p>
          </table:table-cell>
          <table:table-cell table:formula="of:=MAX([HealingItems.$D$1:.$D$1048576])" office:value-type="float" office:value="900" calcext:value-type="float">
            <text:p>900</text:p>
          </table:table-cell>
          <table:table-cell/>
          <table:table-cell office:value-type="string" calcext:value-type="string">
            <text:p>SpaceRequiredWeight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 calcext:value-type="string">
            <text:p>SpaceRequiredMin</text:p>
          </table:table-cell>
          <table:table-cell table:formula="of:=MIN([HealingItems.$G$1:.$G$1048576])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paceRequiredMax</text:p>
          </table:table-cell>
          <table:table-cell table:formula="of:=MAX([HealingItems.$G$1:.$G$1048576])" office:value-type="float" office:value="5" calcext:value-type="float">
            <text:p>5</text:p>
          </table:table-cell>
          <table:table-cell table:number-columns-repeated="1019"/>
        </table:table-row>
      </table:table>
      <table:named-expressions>
        <table:named-range table:name="HealingItemID" table:base-cell-address="$HealingItems.$A$1" table:cell-range-address="$HealingItems.$A$1:.$A$1048576"/>
        <table:named-range table:name="HealthRestored" table:base-cell-address="$HealingItems.$F$1" table:cell-range-address="$HealingItems.$D$1:.$D$1048576"/>
        <table:named-range table:name="HealthRestoredAdjusted" table:base-cell-address="$HealingItems.$H$1" table:cell-range-address="$HealingItems.$F$1:.$F$1048576"/>
        <table:named-range table:name="HealthRestoredMax" table:base-cell-address="$Variables.$E$4" table:cell-range-address="$Variables.$E$4"/>
        <table:named-range table:name="HealthRestoredMin" table:base-cell-address="$Variables.$E$3" table:cell-range-address="$Variables.$E$3"/>
        <table:named-range table:name="HealthRestoredNormalized" table:base-cell-address="$HealingItems.$G$1" table:cell-range-address="$HealingItems.$E$1:.$E$1048576"/>
        <table:named-range table:name="HealthRestoredWeight" table:base-cell-address="$Variables.$H$3" table:cell-range-address="$Variables.$H$3"/>
        <table:named-range table:name="ItemCostMax" table:base-cell-address="$Variables.$B$4" table:cell-range-address="$Variables.$B$4"/>
        <table:named-range table:name="ItemCostMin" table:base-cell-address="$Variables.$B$3" table:cell-range-address="$Variables.$B$3"/>
        <table:named-range table:name="PurchaseCost" table:base-cell-address="$HealingItems.$B$1" table:cell-range-address="$HealingItems.$B$1:.$B$1048576"/>
        <table:named-range table:name="PurchaseCostAdjusted" table:base-cell-address="$HealingItems.$D$1" table:cell-range-address="#REF!"/>
        <table:named-range table:name="PurchaseCostManualOverride" table:base-cell-address="$HealingItems.$E$1" table:cell-range-address="$HealingItems.$C$1:.$C$1048576"/>
        <table:named-range table:name="PurchaseCostNormalized" table:base-cell-address="$HealingItems.$C$1" table:cell-range-address="#REF!"/>
        <table:named-range table:name="SpaceRequired" table:base-cell-address="$HealingItems.$I$1" table:cell-range-address="$HealingItems.$G$1:.$G$1048576"/>
        <table:named-range table:name="SpaceRequiredAdjusted" table:base-cell-address="$HealingItems.$K$1" table:cell-range-address="$HealingItems.$I$1:.$I$1048576"/>
        <table:named-range table:name="SpaceRequiredMax" table:base-cell-address="$Variables.$E$6" table:cell-range-address="$Variables.$E$6"/>
        <table:named-range table:name="SpaceRequiredMin" table:base-cell-address="$Variables.$E$5" table:cell-range-address="$Variables.$E$5"/>
        <table:named-range table:name="SpaceRequiredNormalized" table:base-cell-address="$HealingItems.$J$1" table:cell-range-address="$HealingItems.$H$1:.$H$1048576"/>
        <table:named-range table:name="SpaceRequiredWeight" table:base-cell-address="$Variables.$G$4" table:cell-range-address="$Variables.$H$4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">
      <number:number number:decimal-places="3" loext:min-decimal-places="3" number:min-integer-digits="1" number:grouping="true"/>
    </number:number-style>
    <number:number-style style:name="N122">
      <number:number number:decimal-places="4" loext:min-decimal-places="4" number:min-integer-digits="1" number:grouping="true"/>
    </number:number-style>
    <number:number-style style:name="N123">
      <number:number number:decimal-places="5" loext:min-decimal-places="5" number:min-integer-digits="1" number:grouping="true"/>
    </number:number-style>
    <number:number-style style:name="N124">
      <number:number number:decimal-places="6" loext:min-decimal-places="6" number:min-integer-digits="1" number:grouping="true"/>
    </number:number-style>
    <number:number-style style:name="N125">
      <number:number number:decimal-places="7" loext:min-decimal-places="7" number:min-integer-digits="1" number:grouping="true"/>
    </number:number-style>
    <number:number-style style:name="N126">
      <number:number number:decimal-places="8" loext:min-decimal-places="8" number:min-integer-digits="1" number:grouping="true"/>
    </number:number-style>
    <number:number-style style:name="N127">
      <number:number number:decimal-places="9" loext:min-decimal-places="9" number:min-integer-digits="1" number:grouping="true"/>
    </number:number-style>
    <number:number-style style:name="N128">
      <number:number number:decimal-places="10" loext:min-decimal-places="10" number:min-integer-digits="1" number:grouping="true"/>
    </number:number-style>
    <number:number-style style:name="N129">
      <number:number number:decimal-places="11" loext:min-decimal-places="11" number:min-integer-digits="1" number:grouping="true"/>
    </number:number-style>
    <number:number-style style:name="N130">
      <number:number number:decimal-places="12" loext:min-decimal-places="12" number:min-integer-digits="1" number:grouping="true"/>
    </number:number-style>
    <number:number-style style:name="N131">
      <number:number number:decimal-places="13" loext:min-decimal-places="13" number:min-integer-digits="1" number:grouping="true"/>
    </number:number-style>
    <number:number-style style:name="N132">
      <number:number number:decimal-places="14" loext:min-decimal-places="14" number:min-integer-digits="1" number:grouping="true"/>
    </number:number-style>
    <number:number-style style:name="N133">
      <number:number number:decimal-places="15" loext:min-decimal-places="15" number:min-integer-digits="1" number:grouping="true"/>
    </number:number-style>
    <number:number-style style:name="N134">
      <number:number number:decimal-places="16" loext:min-decimal-places="16" number:min-integer-digits="1" number:grouping="true"/>
    </number:number-style>
    <number:number-style style:name="N135">
      <number:number number:decimal-places="1" loext:min-decimal-places="1" number:min-integer-digits="1" number:grouping="true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8T12:25:17.586000000</meta:creation-date>
    <meta:generator>LibreOffice/5.2.0.4$Windows_X86_64 LibreOffice_project/066b007f5ebcc236395c7d282ba488bca6720265</meta:generator>
    <dc:date>2017-01-18T14:32:36.985000000</dc:date>
    <meta:editing-duration>PT1H22M54S</meta:editing-duration>
    <meta:editing-cycles>17</meta:editing-cycles>
    <meta:document-statistic meta:table-count="2" meta:cell-count="94" meta:object-count="0"/>
  </office:meta>
</office:document-meta>
</file>